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Utopia-Italic" svg:font-family="Utopia-Italic, 'MS Mincho'" style:font-pitch="variable"/>
    <style:font-face style:name="Utopia" svg:font-family="Utopia, 'MS Mincho'" style:font-pitch="variable"/>
    <style:font-face style:name="ZapfDingbats" svg:font-family="ZapfDingbats" style:font-family-generic="decorative" style:font-pitch="variable"/>
    <style:font-face style:name="TheSansMonoConNormal2"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de">
      <style:text-properties fo:color="#000000" style:font-name="TheSansMonoConNormal1" fo:font-size="10pt" fo:language="en" fo:country="US" fo:font-weight="normal" style:font-name-asian="Times New Roman" style:font-size-asian="10pt" style:language-asian="en" style:country-asian="US" style:font-weight-asian="normal" style:font-name-complex="Times New Roman" style:font-size-complex="10pt" style:language-complex="ar" style:country-complex="SA"/>
    </style:style>
    <style:style style:name="P2" style:family="paragraph" style:parent-style-name="Code">
      <style:text-properties style:font-name-asian="TheSansMonoConNormal2"/>
    </style:style>
    <style:style style:name="P3" style:family="paragraph" style:parent-style-name="Code">
      <style:text-properties officeooo:rsid="00092a27" officeooo:paragraph-rsid="00092a27"/>
    </style:style>
    <style:style style:name="P4" style:family="paragraph" style:parent-style-name="Code">
      <style:text-properties officeooo:rsid="000a3766" officeooo:paragraph-rsid="000a3766"/>
    </style:style>
    <style:style style:name="P5" style:family="paragraph" style:parent-style-name="Code">
      <style:text-properties officeooo:rsid="000acd50" officeooo:paragraph-rsid="000acd50"/>
    </style:style>
    <style:style style:name="P6" style:family="paragraph" style:parent-style-name="Chapter_20_Title">
      <style:text-properties fo:color="#bfbfbf" style:font-name="ZapfDingbats1" fo:font-size="14pt" officeooo:paragraph-rsid="00077c66" style:font-name-asian="ZapfDingbats1" style:font-size-asian="14pt" style:font-name-complex="ZapfDingbats1" style:font-size-complex="14pt"/>
    </style:style>
    <style:style style:name="P7" style:family="paragraph" style:parent-style-name="Chapter_20_Title">
      <style:text-properties officeooo:paragraph-rsid="00077c66"/>
    </style:style>
    <style:style style:name="P8" style:family="paragraph" style:parent-style-name="Standard">
      <style:paragraph-properties fo:text-align="justify" style:justify-single-word="false"/>
      <style:text-properties officeooo:paragraph-rsid="00077c66"/>
    </style:style>
    <style:style style:name="P9" style:family="paragraph" style:parent-style-name="Chapter_20_Number" style:master-page-name="Standard">
      <style:paragraph-properties style:page-number="auto"/>
      <style:text-properties officeooo:paragraph-rsid="00077c66"/>
    </style:style>
    <style:style style:name="P10" style:family="paragraph" style:parent-style-name="Code">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P11" style:family="paragraph" style:parent-style-name="Code">
      <style:text-properties style:use-window-font-color="true" style:font-name="TheSansMonoConNormal" fo:font-size="11pt" fo:language="zxx" fo:country="none" officeooo:rsid="00077c66" officeooo:paragraph-rsid="00077c66" style:font-name-asian="Calibri" style:font-size-asian="11pt" style:language-asian="zxx" style:country-asian="none" style:font-name-complex="TheSansMonoConNormal" style:font-size-complex="11pt" style:language-complex="ar" style:country-complex="SA"/>
    </style:style>
    <style:style style:name="P12" style:family="paragraph" style:parent-style-name="Code">
      <style:text-properties style:use-window-font-color="true" style:font-name="TheSansMonoConNormal" fo:font-size="11pt" fo:language="zxx" fo:country="none" officeooo:rsid="000dac98" officeooo:paragraph-rsid="000dac98" style:font-name-asian="Calibri" style:font-size-asian="11pt" style:language-asian="zxx" style:country-asian="none" style:font-name-complex="TheSansMonoConNormal" style:font-size-complex="11pt" style:language-complex="ar" style:country-complex="SA"/>
    </style:style>
    <style:style style:name="P13" style:family="paragraph" style:parent-style-name="Code">
      <style:text-properties style:font-name-asian="TheSansMonoConNormal2"/>
    </style:style>
    <style:style style:name="P1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style:font-name-asian="Times New Roman" style:font-name-complex="Times New Roman" style:language-complex="ar" style:country-complex="SA"/>
    </style:style>
    <style:style style:name="T4" style:family="text">
      <style:text-properties fo:language="en" fo:country="US" fo:font-weight="normal" style:font-name-asian="Times New Roman" style:font-weight-asian="normal" style:font-name-complex="Times New Roman" style:language-complex="ar" style:country-complex="SA" style:font-weight-complex="normal"/>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092763" style:font-weight-asian="bold"/>
    </style:style>
    <style:style style:name="T8" style:family="text">
      <style:text-properties style:font-name-asian="TheSansMonoConNormal2"/>
    </style:style>
    <style:style style:name="T9" style:family="text">
      <style:text-properties officeooo:rsid="00077c66" style:font-name-asian="TheSansMonoConNormal2"/>
    </style:style>
    <style:style style:name="T10" style:family="text">
      <style:text-properties style:font-name="Utopia-Italic" style:font-name-complex="Utopia-Italic"/>
    </style:style>
    <style:style style:name="T11" style:family="text">
      <style:text-properties fo:color="#000000" style:font-name="TheSansMonoConNormal1" fo:font-size="10pt" fo:language="en" fo:country="US" fo:font-weight="normal" style:font-name-asian="Times New Roman" style:font-size-asian="10pt" style:language-asian="en" style:country-asian="US" style:font-weight-asian="normal" style:font-name-complex="Times New Roman" style:font-size-complex="10pt"/>
    </style:style>
    <style:style style:name="T12" style:family="text">
      <style:text-properties fo:color="#000000" style:font-name="TheSansMonoConNormal1" fo:font-size="10pt" fo:language="en" fo:country="US" fo:font-weight="normal" style:font-name-asian="Times New Roman" style:font-size-asian="10pt" style:language-asian="en" style:country-asian="US" style:font-weight-asian="normal" style:font-name-complex="Times New Roman" style:font-size-complex="10pt" style:language-complex="ar" style:country-complex="SA"/>
    </style:style>
    <style:style style:name="T13" style:family="text">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T14" style:family="text">
      <style:text-properties style:use-window-font-color="true" style:font-name="TheSansMonoConNormal" fo:font-size="11pt" fo:language="zxx" fo:country="none" officeooo:rsid="000a3766" style:font-name-asian="TheSansMonoConNormal2" style:font-size-asian="11pt" style:language-asian="zxx" style:country-asian="none" style:font-name-complex="TheSansMonoConNormal" style:font-size-complex="11pt" style:language-complex="ar" style:country-complex="SA"/>
    </style:style>
    <style:style style:name="T15" style:family="text">
      <style:text-properties style:use-window-font-color="true" style:font-name="Utopia1" fo:font-size="11pt" fo:language="en" fo:country="GB" officeooo:rsid="00077c66" style:font-name-asian="Calibri" style:font-size-asian="11pt" style:font-name-complex="Utopia1" style:font-size-complex="11pt" style:language-complex="ar" style:country-complex="SA"/>
    </style:style>
    <style:style style:name="T16" style:family="text">
      <style:text-properties style:use-window-font-color="true" style:font-name="Utopia1" fo:font-size="11pt" fo:language="en" fo:country="GB" fo:font-weight="normal" officeooo:rsid="000c3e8c" style:font-name-asian="Calibri" style:font-size-asian="11pt" style:font-weight-asian="normal" style:font-name-complex="Utopia1" style:font-size-complex="11pt" style:language-complex="ar" style:country-complex="SA" style:font-weight-complex="normal"/>
    </style:style>
    <style:style style:name="T17" style:family="text">
      <style:text-properties fo:font-weight="normal" style:font-weight-asian="normal" style:font-weight-complex="normal"/>
    </style:style>
    <style:style style:name="T18" style:family="text">
      <style:text-properties fo:font-weight="normal" officeooo:rsid="00092763" style:font-weight-asian="normal" style:font-weight-complex="normal"/>
    </style:style>
    <style:style style:name="T19" style:family="text">
      <style:text-properties fo:font-weight="normal" officeooo:rsid="000c3e8c" style:font-weight-asian="normal" style:font-weight-complex="normal"/>
    </style:style>
    <style:style style:name="T20" style:family="text">
      <style:text-properties officeooo:rsid="00030c7f"/>
    </style:style>
    <style:style style:name="T21" style:family="text">
      <style:text-properties officeooo:rsid="00077c66"/>
    </style:style>
    <style:style style:name="T22" style:family="text">
      <style:text-properties officeooo:rsid="000c3e8c"/>
    </style:style>
    <style:style style:name="T23"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text-outline="false" style:text-line-through-style="none" style:text-line-through-type="none" style:text-position="0% 100%" style:font-name="Segoe UI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fo:color="#000000" style:text-outline="false" style:text-line-through-style="none" style:text-line-through-type="none" style:text-position="0% 100%" style:font-name="Segoe UI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style:use-window-font-color="true"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4365895285568" text:id="ct94365895285568">
          <text:insertion>
            <office:change-info>
              <dc:creator>Ray Lischner</dc:creator>
              <dc:date>2020-04-28T11:50:25</dc:date>
            </office:change-info>
          </text:insertion>
        </text:changed-region>
        <text:changed-region xml:id="ct94365927920752" text:id="ct94365927920752">
          <text:deletion>
            <office:change-info>
              <dc:creator>Ray Lischner</dc:creator>
              <dc:date>2020-04-28T11:50:51</dc:date>
            </office:change-info>
            <text:p text:style-name="Body_20_Text_20_First">C++ 14</text:p>
          </text:deletion>
        </text:changed-region>
        <text:changed-region xml:id="ct94365932846864" text:id="ct94365932846864">
          <text:insertion>
            <office:change-info>
              <dc:creator>Ray Lischner</dc:creator>
              <dc:date>2020-04-28T11:50:51</dc:date>
            </office:change-info>
          </text:insertion>
        </text:changed-region>
        <text:changed-region xml:id="ct94365914846128" text:id="ct94365914846128">
          <text:insertion>
            <office:change-info>
              <dc:creator>Ray Lischner</dc:creator>
              <dc:date>2020-04-28T11:51:00</dc:date>
            </office:change-info>
          </text:insertion>
        </text:changed-region>
        <text:changed-region xml:id="ct94365828198560" text:id="ct94365828198560">
          <text:deletion>
            <office:change-info>
              <dc:creator>Ray Lischner</dc:creator>
              <dc:date>2020-04-28T11:50:37</dc:date>
            </office:change-info>
            <text:p text:style-name="P10">#include &lt;iostream&gt;</text:p>
          </text:deletion>
        </text:changed-region>
        <text:changed-region xml:id="ct94365875984384" text:id="ct94365875984384">
          <text:insertion>
            <office:change-info>
              <dc:creator>Ray Lischner</dc:creator>
              <dc:date>2020-04-28T11:50:37</dc:date>
            </office:change-info>
          </text:insertion>
        </text:changed-region>
        <text:changed-region xml:id="ct94365833163360" text:id="ct94365833163360">
          <text:deletion>
            <office:change-info>
              <dc:creator>Ray Lischner</dc:creator>
              <dc:date>2020-04-28T11:50:37</dc:date>
            </office:change-info>
            <text:p text:style-name="P10">#include &lt;iterator&gt;</text:p>
          </text:deletion>
        </text:changed-region>
        <text:changed-region xml:id="ct94365896030512" text:id="ct94365896030512">
          <text:insertion>
            <office:change-info>
              <dc:creator>Ray Lischner</dc:creator>
              <dc:date>2020-04-28T11:50:37</dc:date>
            </office:change-info>
          </text:insertion>
        </text:changed-region>
        <text:changed-region xml:id="ct94365909966160" text:id="ct94365909966160">
          <text:deletion>
            <office:change-info>
              <dc:creator>Ray Lischner</dc:creator>
              <dc:date>2020-04-28T11:50:37</dc:date>
            </office:change-info>
            <text:p text:style-name="P10">#include &lt;<text:span text:style-name="T11">ranges</text:span>&gt;</text:p>
          </text:deletion>
        </text:changed-region>
        <text:changed-region xml:id="ct94365706217808" text:id="ct94365706217808">
          <text:insertion>
            <office:change-info>
              <dc:creator>Ray Lischner</dc:creator>
              <dc:date>2020-04-28T11:50:37</dc:date>
            </office:change-info>
          </text:insertion>
        </text:changed-region>
        <text:changed-region xml:id="ct94365806969152" text:id="ct94365806969152">
          <text:deletion>
            <office:change-info>
              <dc:creator>Ray Lischner</dc:creator>
              <dc:date>2020-04-28T11:55:50</dc:date>
            </office:change-info>
            <text:p text:style-name="Code">ranges::</text:p>
          </text:deletion>
        </text:changed-region>
        <text:changed-region xml:id="ct94365895320912" text:id="ct94365895320912">
          <text:deletion>
            <office:change-info>
              <dc:creator>Ray Lischner</dc:creator>
              <dc:date>2020-04-28T11:55:55</dc:date>
            </office:change-info>
            <text:p text:style-name="Code">ranges::</text:p>
          </text:deletion>
        </text:changed-region>
        <text:changed-region xml:id="ct94365863299360" text:id="ct94365863299360">
          <text:insertion>
            <office:change-info>
              <dc:creator>Ray Lischner</dc:creator>
              <dc:date>2020-04-28T12:13:10</dc:date>
            </office:change-info>
          </text:insertion>
        </text:changed-region>
        <text:changed-region xml:id="ct94365863299600" text:id="ct94365863299600">
          <text:deletion>
            <office:change-info>
              <dc:creator>Ray Lischner</dc:creator>
              <dc:date>2020-04-28T11:50:37</dc:date>
            </office:change-info>
            <text:p text:style-name="P10">#include &lt;iostream&gt;</text:p>
          </text:deletion>
        </text:changed-region>
        <text:changed-region xml:id="ct94365803684560" text:id="ct94365803684560">
          <text:insertion>
            <office:change-info>
              <dc:creator>Ray Lischner</dc:creator>
              <dc:date>2020-04-28T11:50:37</dc:date>
            </office:change-info>
          </text:insertion>
        </text:changed-region>
        <text:changed-region xml:id="ct94365803685152" text:id="ct94365803685152">
          <text:insertion>
            <office:change-info>
              <dc:creator>Ray Lischner</dc:creator>
              <dc:date>2020-04-28T11:52:38</dc:date>
            </office:change-info>
          </text:insertion>
        </text:changed-region>
        <text:changed-region xml:id="ct94365873624112" text:id="ct94365873624112">
          <text:deletion>
            <office:change-info>
              <dc:creator>Ray Lischner</dc:creator>
              <dc:date>2020-04-28T11:50:37</dc:date>
            </office:change-info>
            <text:p text:style-name="P10">#include &lt;<text:span text:style-name="T11">ranges</text:span>&gt;</text:p>
          </text:deletion>
        </text:changed-region>
        <text:changed-region xml:id="ct94365928858880" text:id="ct94365928858880">
          <text:insertion>
            <office:change-info>
              <dc:creator>Ray Lischner</dc:creator>
              <dc:date>2020-04-28T11:50:37</dc:date>
            </office:change-info>
          </text:insertion>
        </text:changed-region>
        <text:changed-region xml:id="ct94365809682896" text:id="ct94365809682896">
          <text:deletion>
            <office:change-info>
              <dc:creator>Ray Lischner</dc:creator>
              <dc:date>2020-04-28T11:50:37</dc:date>
            </office:change-info>
            <text:p text:style-name="P10">#include &lt;vector&gt;</text:p>
          </text:deletion>
        </text:changed-region>
        <text:changed-region xml:id="ct94365873172560" text:id="ct94365873172560">
          <text:insertion>
            <office:change-info>
              <dc:creator>Ray Lischner</dc:creator>
              <dc:date>2020-04-28T11:50:37</dc:date>
            </office:change-info>
          </text:insertion>
        </text:changed-region>
        <text:changed-region xml:id="ct94365852978688" text:id="ct94365852978688">
          <text:insertion>
            <office:change-info>
              <dc:creator>Ray Lischner</dc:creator>
              <dc:date>2020-04-28T12:12:38</dc:date>
            </office:change-info>
          </text:insertion>
        </text:changed-region>
        <text:changed-region xml:id="ct94365814477152" text:id="ct94365814477152">
          <text:insertion>
            <office:change-info>
              <dc:creator>Ray Lischner</dc:creator>
              <dc:date>2020-04-28T11:52:48</dc:date>
            </office:change-info>
          </text:insertion>
        </text:changed-region>
        <text:changed-region xml:id="ct94365914295760" text:id="ct94365914295760">
          <text:insertion>
            <office:change-info>
              <dc:creator>Ray Lischner</dc:creator>
              <dc:date>2020-04-28T11:56:25</dc:date>
            </office:change-info>
          </text:insertion>
        </text:changed-region>
        <text:changed-region xml:id="ct94365914295216" text:id="ct94365914295216">
          <text:insertion>
            <office:change-info>
              <dc:creator>Ray Lischner</dc:creator>
              <dc:date>2020-04-28T11:56:28</dc:date>
            </office:change-info>
          </text:insertion>
        </text:changed-region>
        <text:changed-region xml:id="ct94365887968896" text:id="ct94365887968896">
          <text:insertion>
            <office:change-info>
              <dc:creator>Ray Lischner</dc:creator>
              <dc:date>2020-04-28T12:11:44</dc:date>
            </office:change-info>
          </text:insertion>
        </text:changed-region>
        <text:changed-region xml:id="ct94365931497024" text:id="ct94365931497024">
          <text:deletion>
            <office:change-info>
              <dc:creator>Ray Lischner</dc:creator>
              <dc:date>2020-04-28T11:50:37</dc:date>
            </office:change-info>
            <text:p text:style-name="P10">#include &lt;iostream&gt;</text:p>
          </text:deletion>
        </text:changed-region>
        <text:changed-region xml:id="ct94365836098560" text:id="ct94365836098560">
          <text:insertion>
            <office:change-info>
              <dc:creator>Ray Lischner</dc:creator>
              <dc:date>2020-04-28T11:50:37</dc:date>
            </office:change-info>
          </text:insertion>
        </text:changed-region>
        <text:changed-region xml:id="ct94365927519984" text:id="ct94365927519984">
          <text:deletion>
            <office:change-info>
              <dc:creator>Ray Lischner</dc:creator>
              <dc:date>2020-04-28T11:50:37</dc:date>
            </office:change-info>
            <text:p text:style-name="P10">#include &lt;<text:span text:style-name="T11">ranges</text:span>&gt;</text:p>
          </text:deletion>
        </text:changed-region>
        <text:changed-region xml:id="ct94365801181616" text:id="ct94365801181616">
          <text:insertion>
            <office:change-info>
              <dc:creator>Ray Lischner</dc:creator>
              <dc:date>2020-04-28T11:50:37</dc:date>
            </office:change-info>
          </text:insertion>
        </text:changed-region>
        <text:changed-region xml:id="ct94365931171456" text:id="ct94365931171456">
          <text:deletion>
            <office:change-info>
              <dc:creator>Ray Lischner</dc:creator>
              <dc:date>2020-04-28T11:50:37</dc:date>
            </office:change-info>
            <text:p text:style-name="P10">#include &lt;vector&gt;</text:p>
          </text:deletion>
        </text:changed-region>
        <text:changed-region xml:id="ct94365930888192" text:id="ct94365930888192">
          <text:insertion>
            <office:change-info>
              <dc:creator>Ray Lischner</dc:creator>
              <dc:date>2020-04-28T11:50:37</dc:date>
            </office:change-info>
          </text:insertion>
        </text:changed-region>
        <text:changed-region xml:id="ct94365844862736" text:id="ct94365844862736">
          <text:insertion>
            <office:change-info>
              <dc:creator>Ray Lischner</dc:creator>
              <dc:date>2020-04-28T12:17:52</dc:date>
            </office:change-info>
          </text:insertion>
        </text:changed-region>
        <text:changed-region xml:id="ct94365930331136" text:id="ct94365930331136">
          <text:insertion>
            <office:change-info>
              <dc:creator>Ray Lischner</dc:creator>
              <dc:date>2020-04-28T12:17:56</dc:date>
            </office:change-info>
          </text:insertion>
        </text:changed-region>
        <text:changed-region xml:id="ct94365852978048" text:id="ct94365852978048">
          <text:insertion>
            <office:change-info>
              <dc:creator>Ray Lischner</dc:creator>
              <dc:date>2020-04-28T11:58:39</dc:date>
            </office:change-info>
          </text:insertion>
        </text:changed-region>
        <text:changed-region xml:id="ct94365873172272" text:id="ct94365873172272">
          <text:deletion>
            <office:change-info>
              <dc:creator>Ray Lischner</dc:creator>
              <dc:date>2020-04-28T11:58:39</dc:date>
            </office:change-info>
            <text:p text:style-name="Body_20_Text_20_Cont"><text:span text:style-name="T18">3</text:span></text:p>
          </text:deletion>
        </text:changed-region>
        <text:changed-region xml:id="ct94365814475712" text:id="ct94365814475712">
          <text:insertion>
            <office:change-info>
              <dc:creator>Ray Lischner</dc:creator>
              <dc:date>2020-04-28T12:18:07</dc:date>
            </office:change-info>
          </text:insertion>
        </text:changed-region>
        <text:changed-region xml:id="ct94365929440496" text:id="ct94365929440496">
          <text:insertion>
            <office:change-info>
              <dc:creator>Ray Lischner</dc:creator>
              <dc:date>2020-04-28T12:18:35</dc:date>
            </office:change-info>
          </text:insertion>
        </text:changed-region>
        <text:changed-region xml:id="ct94365932594880" text:id="ct94365932594880">
          <text:format-change>
            <office:change-info>
              <dc:creator>Ray Lischner</dc:creator>
              <dc:date>2020-04-28T12:19:01</dc:date>
            </office:change-info>
          </text:format-change>
        </text:changed-region>
        <text:changed-region xml:id="ct94365930964048" text:id="ct94365930964048">
          <text:deletion>
            <office:change-info>
              <dc:creator>Ray Lischner</dc:creator>
              <dc:date>2020-04-28T12:19:09</dc:date>
            </office:change-info>
            <text:p text:style-name="Body_20_Text_20_Cont"><text:span text:style-name="Code_20_Inline"><text:span text:style-name="T17"><text:s/>is</text:span></text:span></text:p>
          </text:deletion>
        </text:changed-region>
        <text:changed-region xml:id="ct94365927880080" text:id="ct94365927880080">
          <text:insertion>
            <office:change-info>
              <dc:creator>Ray Lischner</dc:creator>
              <dc:date>2020-04-28T12:19:08</dc:date>
            </office:change-info>
          </text:insertion>
        </text:changed-region>
        <text:changed-region xml:id="ct94365931096848" text:id="ct94365931096848">
          <text:insertion>
            <office:change-info>
              <dc:creator>Ray Lischner</dc:creator>
              <dc:date>2020-04-28T12:19:14</dc:date>
            </office:change-info>
          </text:insertion>
        </text:changed-region>
        <text:changed-region xml:id="ct94365930259536" text:id="ct94365930259536">
          <text:deletion>
            <office:change-info>
              <dc:creator>Ray Lischner</dc:creator>
              <dc:date>2020-04-28T12:19:12</dc:date>
            </office:change-info>
            <text:p text:style-name="Body_20_Text_20_Cont"><text:span text:style-name="T19">ed</text:span></text:p>
          </text:deletion>
        </text:changed-region>
        <text:changed-region xml:id="ct94365928221776" text:id="ct94365928221776">
          <text:insertion>
            <office:change-info>
              <dc:creator>Ray Lischner</dc:creator>
              <dc:date>2020-04-28T12:19:16</dc:date>
            </office:change-info>
          </text:insertion>
        </text:changed-region>
        <text:changed-region xml:id="ct94365930628592" text:id="ct94365930628592">
          <text:deletion>
            <office:change-info>
              <dc:creator>Ray Lischner</dc:creator>
              <dc:date>2020-04-28T12:19:35</dc:date>
            </office:change-info>
            <text:p text:style-name="Body_20_Text_20_Cont"><text:span text:style-name="T17">Like </text:span><text:span text:style-name="Code_20_Inline"><text:span text:style-name="T4">std::views::transform</text:span></text:span><text:span text:style-name="T17">, this version operates on ranges, not iterators. </text:span></text:p>
          </text:deletion>
        </text:changed-region>
        <text:changed-region xml:id="ct94365931732368" text:id="ct94365931732368">
          <text:insertion>
            <office:change-info>
              <dc:creator>Ray Lischner</dc:creator>
              <dc:date>2020-04-28T12:19:38</dc:date>
            </office:change-info>
          </text:insertion>
        </text:changed-region>
        <text:changed-region xml:id="ct94365931732608" text:id="ct94365931732608">
          <text:deletion>
            <office:change-info>
              <dc:creator>Ray Lischner</dc:creator>
              <dc:date>2020-04-28T12:19:57</dc:date>
            </office:change-info>
            <text:p text:style-name="Body_20_Text_20_Cont"><text:span text:style-name="T17">in</text:span></text:p>
          </text:deletion>
        </text:changed-region>
        <text:changed-region xml:id="ct94365889383904" text:id="ct94365889383904">
          <text:insertion>
            <office:change-info>
              <dc:creator>Ray Lischner</dc:creator>
              <dc:date>2020-04-28T12:19:59</dc:date>
            </office:change-info>
          </text:insertion>
        </text:changed-region>
        <text:changed-region xml:id="ct94365734833152" text:id="ct94365734833152">
          <text:insertion>
            <office:change-info>
              <dc:creator>Ray Lischner</dc:creator>
              <dc:date>2020-04-28T12:20:00</dc:date>
            </office:change-info>
          </text:insertion>
        </text:changed-region>
        <text:changed-region xml:id="ct94365734833536" text:id="ct94365734833536">
          <text:deletion>
            <office:change-info>
              <dc:creator>Ray Lischner</dc:creator>
              <dc:date>2020-04-28T12:19:59</dc:date>
            </office:change-info>
            <text:p text:style-name="Body_20_Text_20_Cont"><text:span text:style-name="T16">range</text:span></text:p>
          </text:deletion>
        </text:changed-region>
        <text:changed-region xml:id="ct94365885708320" text:id="ct94365885708320">
          <text:insertion>
            <office:change-info>
              <dc:creator>Ray Lischner</dc:creator>
              <dc:date>2020-04-28T11:58:43</dc:date>
            </office:change-info>
          </text:insertion>
        </text:changed-region>
        <text:changed-region xml:id="ct94365932914176" text:id="ct94365932914176">
          <text:deletion>
            <office:change-info>
              <dc:creator>Ray Lischner</dc:creator>
              <dc:date>2020-04-28T11:58:42</dc:date>
            </office:change-info>
            <text:p text:style-name="Body_20_Text_20_Cont"><text:span text:style-name="T7">3</text:span></text:p>
          </text:deletion>
        </text:changed-region>
        <text:changed-region xml:id="ct94365932914416" text:id="ct94365932914416">
          <text:insertion>
            <office:change-info>
              <dc:creator>Ray Lischner</dc:creator>
              <dc:date>2020-04-28T12:00:24</dc:date>
            </office:change-info>
          </text:insertion>
        </text:changed-region>
        <text:changed-region xml:id="ct94365929291104" text:id="ct94365929291104">
          <text:deletion>
            <office:change-info>
              <dc:creator>Ray Lischner</dc:creator>
              <dc:date>2020-04-28T11:50:37</dc:date>
            </office:change-info>
            <text:p text:style-name="P10">#include &lt;iostream&gt;</text:p>
          </text:deletion>
        </text:changed-region>
        <text:changed-region xml:id="ct94365791802944" text:id="ct94365791802944">
          <text:insertion>
            <office:change-info>
              <dc:creator>Ray Lischner</dc:creator>
              <dc:date>2020-04-28T11:50:37</dc:date>
            </office:change-info>
          </text:insertion>
        </text:changed-region>
        <text:changed-region xml:id="ct94365837561984" text:id="ct94365837561984">
          <text:deletion>
            <office:change-info>
              <dc:creator>Ray Lischner</dc:creator>
              <dc:date>2020-04-28T11:50:37</dc:date>
            </office:change-info>
            <text:p text:style-name="P10">#include &lt;iostream&gt;</text:p>
          </text:deletion>
        </text:changed-region>
        <text:changed-region xml:id="ct94365926859104" text:id="ct94365926859104">
          <text:insertion>
            <office:change-info>
              <dc:creator>Ray Lischner</dc:creator>
              <dc:date>2020-04-28T11:50:37</dc:date>
            </office:change-info>
          </text:insertion>
        </text:changed-region>
        <text:changed-region xml:id="ct94365898134512" text:id="ct94365898134512">
          <text:insertion>
            <office:change-info>
              <dc:creator>Ray Lischner</dc:creator>
              <dc:date>2020-04-28T12:13:51</dc:date>
            </office:change-info>
          </text:insertion>
        </text:changed-region>
        <text:changed-region xml:id="ct94365794402160" text:id="ct94365794402160">
          <text:deletion>
            <office:change-info>
              <dc:creator>Ray Lischner</dc:creator>
              <dc:date>2020-04-28T11:50:37</dc:date>
            </office:change-info>
            <text:p text:style-name="P10">#include &lt;iostream&gt;</text:p>
          </text:deletion>
        </text:changed-region>
        <text:changed-region xml:id="ct94365837561344" text:id="ct94365837561344">
          <text:insertion>
            <office:change-info>
              <dc:creator>Ray Lischner</dc:creator>
              <dc:date>2020-04-28T11:50:37</dc:date>
            </office:change-info>
          </text:insertion>
        </text:changed-region>
        <text:changed-region xml:id="ct94365931517616" text:id="ct94365931517616">
          <text:deletion>
            <office:change-info>
              <dc:creator>Ray Lischner</dc:creator>
              <dc:date>2020-04-28T11:50:37</dc:date>
            </office:change-info>
            <text:p text:style-name="P10">#include &lt;locale&gt;</text:p>
          </text:deletion>
        </text:changed-region>
        <text:changed-region xml:id="ct94365902537760" text:id="ct94365902537760">
          <text:insertion>
            <office:change-info>
              <dc:creator>Ray Lischner</dc:creator>
              <dc:date>2020-04-28T11:50:37</dc:date>
            </office:change-info>
          </text:insertion>
        </text:changed-region>
        <text:changed-region xml:id="ct94365871044288" text:id="ct94365871044288">
          <text:deletion>
            <office:change-info>
              <dc:creator>Ray Lischner</dc:creator>
              <dc:date>2020-04-28T11:50:37</dc:date>
            </office:change-info>
            <text:p text:style-name="P10">#include &lt;<text:span text:style-name="T11">ranges</text:span>&gt;</text:p>
          </text:deletion>
        </text:changed-region>
        <text:changed-region xml:id="ct94365889383424" text:id="ct94365889383424">
          <text:insertion>
            <office:change-info>
              <dc:creator>Ray Lischner</dc:creator>
              <dc:date>2020-04-28T11:50:37</dc:date>
            </office:change-info>
          </text:insertion>
        </text:changed-region>
        <text:changed-region xml:id="ct94365788734176" text:id="ct94365788734176">
          <text:deletion>
            <office:change-info>
              <dc:creator>Ray Lischner</dc:creator>
              <dc:date>2020-04-28T11:50:37</dc:date>
            </office:change-info>
            <text:p text:style-name="P10">#include &lt;string&gt;</text:p>
          </text:deletion>
        </text:changed-region>
        <text:changed-region xml:id="ct94365934745344" text:id="ct94365934745344">
          <text:insertion>
            <office:change-info>
              <dc:creator>Ray Lischner</dc:creator>
              <dc:date>2020-04-28T11:50:37</dc:date>
            </office:change-info>
          </text:insertion>
        </text:changed-region>
        <text:changed-region xml:id="ct94365855861760" text:id="ct94365855861760">
          <text:insertion>
            <office:change-info>
              <dc:creator>Ray Lischner</dc:creator>
              <dc:date>2020-05-06T13:45:48</dc:date>
            </office:change-info>
          </text:insertion>
        </text:changed-region>
        <text:changed-region xml:id="ct94365855532000" text:id="ct94365855532000">
          <text:deletion>
            <office:change-info>
              <dc:creator>Ray Lischner</dc:creator>
              <dc:date>2020-04-28T12:14:12</dc:date>
            </office:change-info>
            <text:p text:style-name="Code"><text:s text:c="2"/>auto half{ str.size() / 2 };</text:p>
            <text:p text:style-name="Code"/>
          </text:deletion>
        </text:changed-region>
        <text:changed-region xml:id="ct94365861683936" text:id="ct94365861683936">
          <text:deletion>
            <office:change-info>
              <dc:creator>Ray Lischner</dc:creator>
              <dc:date>2020-04-28T12:01:56</dc:date>
            </office:change-info>
            <text:p text:style-name="Code"><text:s/>| std::views::take(half)</text:p>
          </text:deletion>
        </text:changed-region>
        <text:changed-region xml:id="ct94365928252432" text:id="ct94365928252432">
          <text:deletion>
            <office:change-info>
              <dc:creator>Ray Lischner</dc:creator>
              <dc:date>2020-04-28T12:02:08</dc:date>
            </office:change-info>
            <text:p text:style-name="Code"><text:s/>| std::views::take(half)</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change-start text:change-id="ct94365895285568"/>E X P L O R A T I O N <text:s/><text:span text:style-name="T20">2</text:span><text:span text:style-name="T21">4</text:span></text:p>
      <text:p text:style-name="P8"/>
      <text:p text:style-name="P6"></text:p>
      <text:p text:style-name="P7"><text:change-end text:change-id="ct94365895285568"/><office:annotation office:name="__Annotation__10391_2002594317" loext:resolved="false"><dc:creator>Michael Thomas</dc:creator><dc:date>2020-03-10T10:00:34.920000000</dc:date><text:p text:style-name="P14"><text:span text:style-name="T23">Good clean chapter. <text:s/>The document is easy to read and understand.</text:span></text:p>
<text:p text:style-name="P14"><text:span text:style-name="T23"/></text:p>
<text:p text:style-name="P14"><text:span text:style-name="T23">I am running Windows 10 and Visual Studio 2019 16.5.0 Preview 4</text:span></text:p>
<text:p text:style-name="P14"><text:span text:style-name="T23"/></text:p>
<text:p text:style-name="P14"><text:span text:style-name="T23">All links in the chapter work.</text:span></text:p>
</office:annotation>Unnamed Functions<office:annotation-end office:name="__Annotation__10391_2002594317"/></text:p>
      <text:p text:style-name="Body_20_Text_20_First">One problem with calling algorithms is that sometimes the predicate or transformation function must be declared far from the place where it is called. With a properly descriptive name, this problem can be reduced, but often the function is trivial<text:span text:style-name="T1">,</text:span> and your program would be much easier to read if you could put its functionality directly in the call to the standard algorithm. A feature introduced in C++ 11 and expanded in <text:change text:change-id="ct94365927920752"/><text:change-start text:change-id="ct94365932846864"/><text:span text:style-name="T15">subsequent s</text:span><text:change-end text:change-id="ct94365932846864"/><text:change-start text:change-id="ct94365914846128"/><text:span text:style-name="T15">tandards</text:span><text:change-end text:change-id="ct94365914846128"/> permits exactly that.</text:p>
      <text:h text:style-name="Heading_20_1" text:outline-level="1"><text:bookmark-start text:name="lambdas"/>Lambdas</text:h>
      <text:p text:style-name="Body_20_Text_20_First">C++ 20 lets you define a function as an expression. You can pass this function to an algorithm, save it in a variable, or call it immediately. Such a function is called a <office:annotation office:name="__Annotation__4431_675734725" loext:resolved="false"><dc:creator>Michael Thomas</dc:creator><dc:date>2020-03-10T17:24:23.080000000</dc:date><text:p text:style-name="P14"><text:span text:style-name="T26">This is a good concept. </text:span></text:p>
<text:p text:style-name="P14"><text:span text:style-name="T26"/></text:p>
<text:p text:style-name="P14"><text:span text:style-name="T26">I do not see it used very often in industry practice.</text:span></text:p>
</office:annotation><text:span text:style-name="Emphasis">lambda</text:span><text:span text:style-name="Emphasis"><text:span text:style-name="T1">,</text:span></text:span><office:annotation-end office:name="__Annotation__4431_675734725"/> for reasons that only a computer scientist would understand or even care about. If you aren’t a computer scientist, don’t worry<text:span text:style-name="T1">,</text:span> and just realize that when the nerds talk about lambdas, they are just talking about unnamed functions. As a quick introduction, Listing 24-1 rewrites Listing 22-1 to use a lambda.</text:p>
      <text:p text:style-name="Code_20_Caption"><text:span text:style-name="T5">Listing</text:span><text:span text:style-name="T2"> </text:span><text:span text:style-name="T5">24-1.</text:span> Calling <text:span text:style-name="Code_20_Inline">transform</text:span> to Apply a<text:span text:style-name="T1"> </text:span>Lambda to Each Element of an Array</text:p>
      <text:p text:style-name="P10"><text:change text:change-id="ct94365828198560"/><text:change-start text:change-id="ct94365875984384"/>import &lt;iostream&gt;;<text:change-end text:change-id="ct94365875984384"/></text:p>
      <text:p text:style-name="P10"><text:change text:change-id="ct94365833163360"/><text:change-start text:change-id="ct94365896030512"/>import &lt;iterator&gt;;<text:change-end text:change-id="ct94365896030512"/></text:p>
      <text:p text:style-name="P10"><text:change text:change-id="ct94365909966160"/><text:change-start text:change-id="ct94365706217808"/><text:soft-page-break/>import &lt;ranges&gt;;<text:change-end text:change-id="ct94365706217808"/></text:p>
      <text:p text:style-name="Code"/>
      <text:p text:style-name="Code">int main()</text:p>
      <text:p text:style-name="Code">{</text:p>
      <text:p text:style-name="Code"><office:annotation office:name="__Annotation__4437_675734725" loext:resolved="false"><dc:creator>Michael Thomas</dc:creator><dc:date>2020-03-10T17:27:20.840000000</dc:date><text:p text:style-name="P14"><text:span text:style-name="T25">Visual Studio does not yet support ranges. This code does not build.</text:span></text:p>
</office:annotation><text:span text:style-name="T8"><text:s text:c="3"/>auto data{ </text:span>std::ranges::istream_<text:span text:style-name="T12">view</text:span>&lt;int&gt;(std::cin)<office:annotation-end office:name="__Annotation__4437_675734725"/></text:p>
      <text:p text:style-name="Code"><text:span text:style-name="T8"><text:s text:c="14"/>| </text:span>std::<text:change text:change-id="ct94365806969152"/>views::transform(<text:span text:style-name="T12">[](int i) { return i * 2; }</text:span>)</text:p>
      <text:p text:style-name="Code"><text:span text:style-name="T8"><text:s text:c="14"/>| </text:span>std::<text:change text:change-id="ct94365895320912"/>views::transform(<text:span text:style-name="T12">[](int i) { return i + 3; }</text:span>)</text:p>
      <text:p text:style-name="Code"><text:s text:c="3"/>};</text:p>
      <text:p text:style-name="Code"><text:s text:c="2"/><text:span text:style-name="T8"><text:s/></text:span><text:span text:style-name="T12">for (auto element : </text:span>data<text:span text:style-name="T12">)</text:span></text:p>
      <text:p text:style-name="Code"><text:span text:style-name="T12"><text:s text:c="6"/></text:span>std::cout &lt;&lt; element &lt;&lt; '\n';</text:p>
      <text:p text:style-name="Code">}</text:p>
      <text:p text:style-name="Body_20_Text_20_Cont">The lambda almost looks like a function definition. Instead of a function name, a lambda begins with square brackets. The usual function arguments and compound statement follow. <text:span text:style-name="Strong_20_Emphasis">What’s missing?</text:span> _______________________________________</text:p>
      <text:p text:style-name="Body_20_Text_20_Cont">That’s right, the function’s return type. <text:span text:style-name="T13">T</text:span>he compiler tries to deduce the function’s type from the type of the return expression. In this case, the return type is <text:span text:style-name="Code_20_Inline">int</text:span>.</text:p>
      <text:p text:style-name="Body_20_Text_20_Cont">With a lambda, the program is slightly shorter and much easier to read. You don’t have to hunt for the definition of <text:span text:style-name="Code_20_Inline">times_two()</text:span> to learn what it does. (Not all functions are named so clearly.) But lambdas are even more powerful and can do things that ordinary functions can’t. Take a look at Listing 24-2 to see what I mean.</text:p>
      <text:p text:style-name="Code_20_Caption"><text:span text:style-name="T5">Listing</text:span><text:span text:style-name="T2"> </text:span><text:span text:style-name="T5">24-2.</text:span> Using a Lambda to Access Local Variables</text:p>
      <text:p text:style-name="P4"><text:change-start text:change-id="ct94365863299360"/>import &lt;algorithm&gt;;</text:p>
      <text:p text:style-name="P10"><text:change-end text:change-id="ct94365863299360"/><text:change text:change-id="ct94365863299600"/><text:change-start text:change-id="ct94365803684560"/>import &lt;iostream&gt;;<text:change-end text:change-id="ct94365803684560"/><text:change-start text:change-id="ct94365803685152"/></text:p>
      <text:p text:style-name="P11">import &lt;iterator&gt;;<text:change-end text:change-id="ct94365803685152"/></text:p>
      <text:p text:style-name="P10"><text:change text:change-id="ct94365873624112"/><text:change-start text:change-id="ct94365928858880"/>import &lt;ranges&gt;;<text:change-end text:change-id="ct94365928858880"/></text:p>
      <text:p text:style-name="P10"><text:change text:change-id="ct94365809682896"/><text:change-start text:change-id="ct94365873172560"/>import &lt;vector&gt;;<text:change-end text:change-id="ct94365873172560"/></text:p>
      <text:p text:style-name="Code"/>
      <text:p text:style-name="Code">int main()</text:p>
      <text:p text:style-name="Code">{</text:p>
      <text:p text:style-name="Code"><text:span text:style-name="T8"><text:s text:c="3"/></text:span>std::cout &lt;&lt; "Multiplier: ";</text:p>
      <text:p text:style-name="Code"><text:span text:style-name="T8"><text:s text:c="3"/></text:span>int multiplier{};</text:p>
      <text:p text:style-name="Code"><text:span text:style-name="T8"><text:s text:c="3"/></text:span>std::cin &gt;&gt; multiplier;</text:p>
      <text:p text:style-name="P2"><text:s/></text:p>
      <text:p text:style-name="P2"><text:s text:c="3"/>auto data{</text:p>
      <text:p text:style-name="Code"><text:span text:style-name="T8"><text:s text:c="6"/>std::</text:span><text:change-start text:change-id="ct94365852978688"/><text:span text:style-name="T14">ranges</text:span><text:change-end text:change-id="ct94365852978688"/><text:change-start text:change-id="ct94365814477152"/><text:span text:style-name="T9">::</text:span><text:change-end text:change-id="ct94365814477152"/><text:span text:style-name="T8">istream_view&lt;int&gt;(std::cin)</text:span></text:p>
      <text:p text:style-name="P2"><office:annotation office:name="__Annotation__4445_675734725" loext:resolved="false"><dc:creator>Michael Thomas</dc:creator><dc:date>2020-03-10T17:29:05.480000000</dc:date><text:p text:style-name="P14"><text:span text:style-name="T24">This line generates an error.</text:span></text:p>
<text:p text:style-name="P14"><text:span text:style-name="T24"/></text:p>
<text:p text:style-name="P14"><text:span text:style-name="T24">'transform': is not a member of 'std'</text:span></text:p>
</office:annotation><text:s text:c="6"/>| std::views::transform([multiplier](int i) { return i * multiplier; })<office:annotation-end office:name="__Annotation__4445_675734725"/></text:p>
      <text:p text:style-name="P2"><text:s text:c="3"/>};</text:p>
      <text:p text:style-name="Code"/>
      <text:p text:style-name="Code"><text:span text:style-name="T8"><text:s text:c="3"/></text:span>std::cout &lt;&lt; "Data:\n";</text:p>
      <text:p text:style-name="Code"><text:span text:style-name="T8"><text:s text:c="3"/></text:span>std::ranges::copy(data,<text:span text:style-name="T8"> </text:span>std::ostream_iterator&lt;int&gt;(std::cout, "\n"));</text:p>
      <text:p text:style-name="Code">}</text:p>
      <text:p text:style-name="Body_20_Text_20_Cont"><text:soft-page-break/>Predict the output if the program’s input is as follows:</text:p>
      <text:p text:style-name="Code"><text:change-start text:change-id="ct94365914295760"/><text:hidden-text text:condition="ooow:" text:string-value=".txt" text:is-hidden="true"/><text:change-end text:change-id="ct94365914295760"/>4 1 2 3 4 5</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he first number is the multiplier, and the remaining numbers are multiplied by it, yielding</text:p>
      <text:p text:style-name="Code"><text:change-start text:change-id="ct94365914295216"/><text:hidden-text text:condition="ooow:" text:string-value=".txt" text:is-hidden="true"/><text:change-end text:change-id="ct94365914295216"/>4</text:p>
      <text:p text:style-name="Code">8</text:p>
      <text:p text:style-name="Code">12</text:p>
      <text:p text:style-name="Code">16</text:p>
      <text:p text:style-name="Code">20</text:p>
      <text:p text:style-name="Body_20_Text_20_Cont">See the trick? The lambda is able to read the local variable, <text:span text:style-name="Code_20_Inline">multiplier</text:span>. A separate function, such as <text:span text:style-name="Code_20_Inline">times_two()</text:span> in Listing 22-1, can’t do that. Of course, you can pass two arguments to <text:span text:style-name="Code_20_Inline">times_two()</text:span>, but this use of the <text:span text:style-name="Code_20_Inline">transform</text:span> algorithm calls the function with only one argument. There are ways to work around this limitation, but I won’t bother showing them to you, because lambdas solve the problem simply and elegantly.</text:p>
      <text:h text:style-name="Heading_20_1" text:outline-level="1"><text:bookmark-start text:name="name"/><text:bookmark-end text:name="lambdas"/>Naming an Unnamed Function</text:h>
      <text:p text:style-name="Body_20_Text_20_First">Although a lambda is an unnamed function, you can give it a name by assigning the lambda to a variable. This is a case where you probably want to declare the variable using the <text:span text:style-name="Code_20_Inline">auto</text:span> keyword<text:span text:style-name="T1">,</text:span> so you don’t have to think about the type of the lambda that is the variable’s initial value:</text:p>
      <text:p text:style-name="Code">auto times_three = [](int i) { return i * 3; };</text:p>
      <text:p text:style-name="Body_20_Text_20_Cont">Once you assign a lambda to a variable, you can call that variable as though it were an ordinary function:</text:p>
      <text:p text:style-name="Code">int forty_two{ times_three(14) };</text:p>
      <text:p text:style-name="Body_20_Text_20_Cont"><text:soft-page-break/>The advantage of naming a lambda is that you can call it more than once in the same function. In this way, you get the benefit of self-documenting code with a well-chosen name and the benefit of a local definition.</text:p>
      <text:p text:style-name="Body_20_Text_20_Cont">If you don’t want to use <text:span text:style-name="Code_20_Inline">auto</text:span>, the standard library can help. In the <text:span text:style-name="Code_20_Inline">&lt;functional&gt;</text:span> header is the type <text:span text:style-name="Code_20_Inline">std::function</text:span>, which you use by placing a function’s return type and parameter types in angle brackets, e.g., <text:span text:style-name="Code_20_Inline">std::function&lt;int(int)&gt;</text:span>. For example, the following defines a variable, <text:span text:style-name="Code_20_Inline">times_two</text:span>, and initializes it with a lambda that takes one argument of type <text:span text:style-name="Code_20_Inline">int</text:span> and returns <text:span text:style-name="Code_20_Inline">int</text:span>:</text:p>
      <text:p text:style-name="Code">std::function&lt;int(int)&gt; times_two{ [](int i) { return i * 2; } };</text:p>
      <text:p text:style-name="Body_20_Text_20_Cont">The actual type of a lambda is more complicated, but the compiler knows how to convert that type to the matching <text:span text:style-name="Code_20_Inline">std::function&lt;&gt;</text:span> type. Using <text:span text:style-name="Code_20_Inline"><text:span text:style-name="T3">auto</text:span></text:span> is preferred because calling a <text:span text:style-name="Code_20_Inline"><text:span text:style-name="T3">std::function</text:span></text:span> incurs a small cost that an <text:span text:style-name="Code_20_Inline"><text:span text:style-name="T3">auto</text:span></text:span> lambda does not.</text:p>
      <text:h text:style-name="Heading_20_1" text:outline-level="1"><text:bookmark-start text:name="local"/><text:bookmark-end text:name="name"/>Capturing Local Variables</text:h>
      <text:p text:style-name="Body_20_Text_20_First">Naming a local variable in the lambda’s square brackets is called <text:span text:style-name="Emphasis">capturing</text:span> the variable’s value. If you do not capture a variable, you cannot use it in the lambda, so the lambda would be able to use only its function parameters.</text:p>
      <text:p text:style-name="Body_20_Text_20_Cont"><text:span text:style-name="Strong_20_Emphasis">Read the program in Listing 24-3.</text:span> Think about how it captures the local variable, <text:span text:style-name="Code_20_Inline">multiplier</text:span>.</text:p>
      <text:p text:style-name="Code_20_Caption"><text:span text:style-name="T5">Listing</text:span><text:span text:style-name="T2"> </text:span><text:span text:style-name="T5">24-3.</text:span> Using a Lambda to Access Local Variables</text:p>
      <text:p text:style-name="P3"><text:change-start text:change-id="ct94365887968896"/>import &lt;algorithm&gt;;</text:p>
      <text:p text:style-name="P10"><text:change-end text:change-id="ct94365887968896"/><text:change text:change-id="ct94365931497024"/><text:change-start text:change-id="ct94365836098560"/>import &lt;iostream&gt;;<text:change-end text:change-id="ct94365836098560"/></text:p>
      <text:p text:style-name="P10"><text:change text:change-id="ct94365927519984"/><text:change-start text:change-id="ct94365801181616"/>import &lt;ranges&gt;;<text:change-end text:change-id="ct94365801181616"/></text:p>
      <text:p text:style-name="P10"><text:change text:change-id="ct94365931171456"/><text:change-start text:change-id="ct94365930888192"/>import &lt;vector&gt;;<text:change-end text:change-id="ct94365930888192"/></text:p>
      <text:p text:style-name="Code"/>
      <text:p text:style-name="Code">int main()</text:p>
      <text:p text:style-name="Code">{</text:p>
      <text:p text:style-name="Code"><text:span text:style-name="T8"><text:s text:c="3"/></text:span>std::vector&lt;int&gt; data{ 1, 2, 3 };</text:p>
      <text:p text:style-name="Code"/>
      <text:p text:style-name="Code"><text:span text:style-name="T8"><text:s text:c="3"/></text:span>int multiplier{3};</text:p>
      <text:p text:style-name="Code"><text:span text:style-name="T8"><text:s text:c="3"/></text:span>auto times = [multiplier](int i) { return i * multiplier; };</text:p>
      <text:p text:style-name="Code"/>
      <text:p text:style-name="Code"><office:annotation office:name="__Annotation__4455_675734725" loext:resolved="false"><dc:creator>Michael Thomas</dc:creator><dc:date>2020-03-10T17:30:43.180000000</dc:date><text:p text:style-name="P14"><text:span text:style-name="T25">Visual Studio does not yet support ranges. This code does not build.</text:span></text:p>
</office:annotation><text:span text:style-name="T8"><text:s text:c="3"/></text:span>std::ranges::transform(data, data<text:change-start text:change-id="ct94365844862736"/>.<text:span text:style-name="T22">begin()</text:span><text:change-end text:change-id="ct94365844862736"/>, times);<office:annotation-end office:name="__Annotation__4455_675734725"/></text:p>
      <text:p text:style-name="Code"/>
      <text:p text:style-name="Code"><text:span text:style-name="T8"><text:s text:c="3"/></text:span>multiplier = 20;</text:p>
      <text:p text:style-name="Code"><text:span text:style-name="T8"><text:s text:c="3"/></text:span>std::ranges::transform(data, data<text:change-start text:change-id="ct94365930331136"/>.<text:span text:style-name="T22">begin()</text:span><text:change-end text:change-id="ct94365930331136"/>, times);</text:p>
      <text:p text:style-name="Code"><text:soft-page-break/></text:p>
      <text:p text:style-name="Code"><text:span text:style-name="T8"><text:s text:c="3"/></text:span>std::ranges::copy(data,<text:span text:style-name="T8"> </text:span>std::ostream_iterator&lt;int&gt;(std::cout, "\n"));</text:p>
      <text:p text:style-name="Code">}</text:p>
      <text:p text:style-name="Body_20_Text_20_Cont"><text:span text:style-name="T17">Listing 2</text:span><text:change-start text:change-id="ct94365852978048"/><text:span text:style-name="T18">4</text:span><text:change-end text:change-id="ct94365852978048"/><text:change text:change-id="ct94365873172272"/><text:span text:style-name="T17">-3 calls yet another flavor of </text:span><text:span text:style-name="Code_20_Inline"><text:span text:style-name="T4">transform()</text:span></text:span><text:span text:style-name="T17">. Like the iterator version, it has an input and an output</text:span><text:change-start text:change-id="ct94365814475712"/><text:span text:style-name="T17">, </text:span><text:span text:style-name="T19">but the input is a range and </text:span><text:span text:style-name="T16">the</text:span><text:span text:style-name="T19"> output is an iterator</text:span><text:change-end text:change-id="ct94365814475712"/><text:span text:style-name="T17">. In this case, </text:span><text:change-start text:change-id="ct94365929440496"/><text:span text:style-name="T19">the transformed values overwrite </text:span><text:change-end text:change-id="ct94365929440496"/><text:change-start text:change-id="ct94365932594880"/><text:span text:style-name="Code_20_Inline"><text:span text:style-name="T17">data</text:span></text:span><text:change-end text:change-id="ct94365932594880"/><text:change text:change-id="ct94365930964048"/><text:change-start text:change-id="ct94365927880080"/><text:span text:style-name="T17">,</text:span><text:change-end text:change-id="ct94365927880080"/><text:span text:style-name="T17"> transform</text:span><text:change-start text:change-id="ct94365931096848"/><text:span text:style-name="T19">ing</text:span><text:change-end text:change-id="ct94365931096848"/><text:change text:change-id="ct94365930259536"/><text:span text:style-name="T17"> </text:span><text:change-start text:change-id="ct94365928221776"/><text:span text:style-name="T19">it </text:span><text:change-end text:change-id="ct94365928221776"/><text:span text:style-name="T17">in place. </text:span><text:change text:change-id="ct94365930628592"/><text:span text:style-name="T17">The behavior is the same</text:span><text:change-start text:change-id="ct94365931732368"/><text:span text:style-name="T17"> </text:span><text:span text:style-name="T19">as </text:span><text:span text:style-name="Code_20_Inline"><text:span text:style-name="T19">std::views::transform</text:span></text:span><text:change-end text:change-id="ct94365931732368"/><text:span text:style-name="T17">, calling its function arguments for every element of the range and writing that element </text:span><text:change text:change-id="ct94365931732608"/><text:span text:style-name="T17">to the output </text:span><text:change-start text:change-id="ct94365889383904"/><text:span text:style-name="T16">ite</text:span><text:change-end text:change-id="ct94365889383904"/><text:change-start text:change-id="ct94365734833152"/><text:span text:style-name="T16">rator</text:span><text:change-end text:change-id="ct94365734833152"/><text:change text:change-id="ct94365734833536"/><text:span text:style-name="T17">. </text:span><text:span text:style-name="T5">Predict the output from Listing 2</text:span><text:change-start text:change-id="ct94365885708320"/><text:span text:style-name="T7">4</text:span><text:change-end text:change-id="ct94365885708320"/><text:change text:change-id="ct94365932914176"/><text:span text:style-name="T5">-3.</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Strong_20_Emphasis">Now run the program. Was your prediction correct?</text:span> ________________ <text:span text:style-name="Strong_20_Emphasis">Why or why not?</text:span></text:p>
      <text:p text:style-name="Unnumbered_20_List">_____________________________________________________________</text:p>
      <text:p text:style-name="Unnumbered_20_List">_____________________________________________________________</text:p>
      <text:p text:style-name="Body_20_Text_20_Cont">The value of <text:span text:style-name="Code_20_Inline">multiplier</text:span> was captured by value when the lambda was defined. Thus, changing the value of <text:span text:style-name="Code_20_Inline">multiplier</text:span> later does not change the lambda, and it still multiplies by three. The <text:span text:style-name="Code_20_Inline">transform()</text:span> algorithm is called twice, so the effect is to multiply by 9, not 60.</text:p>
      <text:p text:style-name="Body_20_Text_20_Cont">If you need your lambda to keep track of the local variable and always use its most recent value, you can capture a variable by reference by prefacing its name with an ampersand (similar to a reference function parameter), as in the following example:</text:p>
      <text:p text:style-name="Code">[&amp;multiplier](int i) { return i * multiplier; };</text:p>
      <text:p text:style-name="Body_20_Text_20_Cont"><text:span text:style-name="T6">Modify Listing 24-3 to capture </text:span><text:span text:style-name="Code_20_Inline"><text:span text:style-name="T6">multiplier</text:span></text:span><text:span text:style-name="T6"> by reference.</text:span> Run the program to observe its new behavior.</text:p>
      <text:p text:style-name="Body_20_Text_20_Cont"><text:soft-page-break/>You can choose to omit the capture name to capture all local variables. Use an equal sign to capture everything by value or just an ampersand to capture everything by reference.</text:p>
      <text:p text:style-name="Code">int x{0}, y{1}, z{2};</text:p>
      <text:p text:style-name="Code">auto capture_all_by_value = [=]() { return x + y + z; };</text:p>
      <text:p text:style-name="Code">auto capture_all_by_reference = [&amp;]() { x = y = z = 0; };</text:p>
      <text:p text:style-name="Body_20_Text_20_Cont">I advise against capturing everything by default, because it leads to sloppy code. Be explicit about the variables that the lambda captures. The list of captures should be short, or else you are probably doing something wrong. Nonetheless, you will likely see other programmers capture everything, if only out of laziness, so I had to show you the syntax.</text:p>
      <text:p text:style-name="Body_20_Text_20_Cont">If you follow best practices and list individual capture names, the default is capture-by-value, so you must supply an ampersand for each name that you want to capture by reference. Feel free to mix capture-by-value and capture-by-reference.</text:p>
      <text:p text:style-name="Code">auto lambda =</text:p>
      <text:p text:style-name="Code"><text:span text:style-name="T8"><text:s text:c="3"/></text:span>[by_value, &amp;by_reference, another_by_value, &amp;another_by_reference]() {</text:p>
      <text:p text:style-name="Code"><text:span text:style-name="T8"><text:s text:c="6"/></text:span>by_reference = by_value;</text:p>
      <text:p text:style-name="Code"><text:span text:style-name="T8"><text:s text:c="6"/></text:span>another_by_reference = another_by_value;</text:p>
      <text:p text:style-name="Code"><text:span text:style-name="T8"><text:s text:c="3"/></text:span>};</text:p>
      <text:h text:style-name="Heading_20_1" text:outline-level="1"><text:bookmark-start text:name="cont"/><text:bookmark-end text:name="local"/>const Capture</text:h>
      <text:p text:style-name="Body_20_Text_20_First">Capture-by-value has one trick up its sleeve that can take you by surprise. Consider the simple program in Listing 24-4.</text:p>
      <text:p text:style-name="Code_20_Caption"><text:change-start text:change-id="ct94365932914416"/><text:span text:style-name="T5"><text:hidden-text text:condition="ooow:" text:string-value=".cxx" text:is-hidden="true"/></text:span><text:change-end text:change-id="ct94365932914416"/><text:span text:style-name="T5">Listing</text:span><text:span text:style-name="T2"> </text:span><text:span text:style-name="T5">24-4.</text:span> Using a Lambda to Access Local Variables</text:p>
      <text:p text:style-name="P10"><text:change text:change-id="ct94365929291104"/><text:change-start text:change-id="ct94365791802944"/>import &lt;iostream&gt;;<text:change-end text:change-id="ct94365791802944"/></text:p>
      <text:p text:style-name="Code"/>
      <text:p text:style-name="Code">int main()</text:p>
      <text:p text:style-name="Code">{</text:p>
      <text:p text:style-name="Code"><text:span text:style-name="T8"><text:s text:c="3"/></text:span>int x{0};</text:p>
      <text:p text:style-name="Code"><text:span text:style-name="T8"><text:s text:c="3"/></text:span>auto lambda = [x](int y) {</text:p>
      <text:p text:style-name="Code"><office:annotation office:name="__Annotation__4467_675734725" loext:resolved="false"><dc:creator>Michael Thomas</dc:creator><dc:date>2020-03-10T17:33:04.460000000</dc:date><text:p text:style-name="P14"><text:span text:style-name="T24">This line generates an error.</text:span></text:p>
<text:p text:style-name="P14"><text:span text:style-name="T24"/></text:p>
<text:p text:style-name="P14"><text:span text:style-name="T24">'x': a by copy capture cannot be modified in a non-mutable lambda</text:span></text:p>
</office:annotation><text:span text:style-name="T8"><text:s text:c="6"/></text:span>x = 1;<office:annotation-end office:name="__Annotation__4467_675734725"/></text:p>
      <text:p text:style-name="Code"><text:span text:style-name="T8"><text:s text:c="6"/></text:span>y = 2;</text:p>
      <text:p text:style-name="Code"><text:span text:style-name="T8"><text:s text:c="6"/></text:span>return x + y;</text:p>
      <text:p text:style-name="Code"><text:span text:style-name="T8"><text:s text:c="3"/></text:span>};</text:p>
      <text:p text:style-name="Code"><text:span text:style-name="T8"><text:s text:c="3"/></text:span>int local{0};</text:p>
      <text:p text:style-name="Code"><text:span text:style-name="T8"><text:s text:c="3"/></text:span>std::cout &lt;&lt; lambda(local) &lt;&lt; ", " &lt;&lt; x &lt;&lt; ", " &lt;&lt; local &lt;&lt; '\n';</text:p>
      <text:p text:style-name="Code"/>
      <text:p text:style-name="Code"><text:soft-page-break/>}</text:p>
      <text:p text:style-name="Body_20_Text_20_Cont"><text:span text:style-name="Strong_20_Emphasis">What do you expect to happen when you run this program?</text:span></text:p>
      <text:p text:style-name="Body_20_Text_20_Cont"/>
      <text:p text:style-name="Body_20_Text_20_Cont"/>
      <text:p text:style-name="Body_20_Text_20_Cont">_____________________________________________________________</text:p>
      <text:p text:style-name="Body_20_Text_20_Cont"/>
      <text:p text:style-name="Body_20_Text_20_Cont"><text:span text:style-name="Strong_20_Emphasis">What is the surprise?</text:span></text:p>
      <text:p text:style-name="Unnumbered_20_List">_____________________________________________________________</text:p>
      <text:p text:style-name="Body_20_Text_20_Cont">You already know that function parameters are call-by-value, so the <text:span text:style-name="Code_20_Inline">y</text:span> <text:span text:style-name="Code_20_Inline">=</text:span> <text:span text:style-name="Code_20_Inline">1</text:span> assignment has no effect outside of the lambda, and <text:span text:style-name="Code_20_Inline">local</text:span> remains 0. A by-value capture is similar in that you cannot change the local variable that is captured (<text:span text:style-name="Code_20_Inline">x</text:span> in Listing 24-4). But the compiler is even pickier than that. It doesn’t let you write the assignment <text:span text:style-name="Code_20_Inline">x</text:span> <text:span text:style-name="Code_20_Inline">=</text:span> <text:span text:style-name="Code_20_Inline">1</text:span>. It’s as though every by-value capture were declared <text:span text:style-name="Code_20_Inline">const</text:span>.</text:p>
      <text:p text:style-name="Body_20_Text_20_Cont">Lambdas are different from ordinary functions in that default for by-value captures is <text:span text:style-name="Code_20_Inline">const</text:span>, and to get a non-<text:span text:style-name="Code_20_Inline">const</text:span> capture, you must explicitly tell the compiler. The keyword to use is <text:span text:style-name="Code_20_Inline">mutable</text:span>, which you put after the function parameters, as shown in Listing 24-5.</text:p>
      <text:p text:style-name="Code_20_Caption"><text:span text:style-name="T5">Listing</text:span><text:span text:style-name="T2"> </text:span><text:span text:style-name="T5">24-5.</text:span> Using the mutable Keyword in a Lambda</text:p>
      <text:p text:style-name="P10"><text:change text:change-id="ct94365837561984"/><text:change-start text:change-id="ct94365926859104"/>import &lt;iostream&gt;;<text:change-end text:change-id="ct94365926859104"/></text:p>
      <text:p text:style-name="Code"/>
      <text:p text:style-name="Code">int main()</text:p>
      <text:p text:style-name="Code">{</text:p>
      <text:p text:style-name="Code"><text:span text:style-name="T8"><text:s text:c="3"/></text:span>int x{0};</text:p>
      <text:p text:style-name="Code"><text:span text:style-name="T8"><text:s text:c="3"/></text:span>auto lambda = [x](int y) <text:span text:style-name="Code_20_Bold">mutable</text:span> {</text:p>
      <text:p text:style-name="Code"><text:span text:style-name="T8"><text:s text:c="6"/></text:span>x = 1;</text:p>
      <text:p text:style-name="Code"><text:span text:style-name="T8"><text:s text:c="6"/></text:span>y = 2;</text:p>
      <text:p text:style-name="Code"><text:span text:style-name="T8"><text:s text:c="6"/></text:span>return x + y;</text:p>
      <text:p text:style-name="Code"><text:span text:style-name="T8"><text:s text:c="3"/></text:span>};</text:p>
      <text:p text:style-name="Code"><text:span text:style-name="T8"><text:s text:c="3"/></text:span>int local{0};</text:p>
      <text:p text:style-name="Code"><text:span text:style-name="T8"><text:s text:c="3"/></text:span>std::cout &lt;&lt; lambda(local) &lt;&lt; ", " &lt;&lt; x &lt;&lt; ", " &lt;&lt; local &lt;&lt; '\n';</text:p>
      <text:p text:style-name="Code">}</text:p>
      <text:p text:style-name="Body_20_Text_20_Cont">Now the compiler lets you assign to the capture, <text:span text:style-name="Code_20_Inline">x</text:span>. The capture is still by-value, so <text:span text:style-name="Code_20_Inline">x</text:span> in <text:span text:style-name="Code_20_Inline">main()</text:span> doesn’t change. The output of the program is</text:p>
      <text:p text:style-name="Results">3, 0, 0</text:p>
      <text:p text:style-name="Body_20_Text_20_Cont"><text:soft-page-break/>So far, I have never found an instance when I wanted to use <text:span text:style-name="Code_20_Inline">mutable</text:span>. It’s there if you need it, but you will probably never need it.</text:p>
      <text:h text:style-name="Heading_20_1" text:outline-level="1"><text:bookmark-start text:name="return"/><text:bookmark-end text:name="cont"/>Return Type</text:h>
      <text:p text:style-name="Body_20_Text_20_First">The return type of a lambda is the type of the <text:span text:style-name="Code_20_Inline"><text:span text:style-name="T3">return</text:span></text:span> expression<text:span text:style-name="T1">,</text:span> if the lambda body contains only a <text:span text:style-name="Code_20_Inline"><text:span text:style-name="T3">return</text:span></text:span> statement. But what if the lambda is more complicated and the compiler cannot determine the return type? The syntax for a lambda does not lend itself to declaring a function return type in the usual way. Instead, the return type follows the function parameter list, with an arrow (<text:span text:style-name="Code_20_Inline"><text:span text:style-name="T3">-&gt;</text:span></text:span>) between the closing parenthesis and the return type:</text:p>
      <text:p text:style-name="Code_20_Single">[](int i) -&gt; int { return i * 2; }</text:p>
      <text:p text:style-name="Body_20_Text_20_Cont">In general, the lambda is easier to read without the explicit return type. The return type is usually obvious, but if it is not, go ahead and be explicit. Clarity trumps brevity.</text:p>
      <text:p text:style-name="Body_20_Text_20_Cont"><text:span text:style-name="Strong_20_Emphasis">Rewrite Listing 22-5 to take advantage of lambdas.</text:span> Write functions where you think functions are appropriate, and write lambdas where you think lambdas are appropriate. Compare your solution with mine in Listing 24-6.</text:p>
      <text:p text:style-name="Code_20_Caption"><text:span text:style-name="T5">Listing</text:span><text:span text:style-name="T2"> </text:span><text:span text:style-name="T5">24-6.</text:span> Testing for Palindromes</text:p>
      <text:p text:style-name="P5"><text:change-start text:change-id="ct94365898134512"/>import &lt;algorithm&gt;;</text:p>
      <text:p text:style-name="P10"><text:change-end text:change-id="ct94365898134512"/><text:change text:change-id="ct94365794402160"/><text:change-start text:change-id="ct94365837561344"/>import &lt;iostream&gt;;<text:change-end text:change-id="ct94365837561344"/></text:p>
      <text:p text:style-name="P10"><text:change text:change-id="ct94365931517616"/><text:change-start text:change-id="ct94365902537760"/>import &lt;locale&gt;;<text:change-end text:change-id="ct94365902537760"/></text:p>
      <text:p text:style-name="P10"><text:change text:change-id="ct94365871044288"/><text:change-start text:change-id="ct94365889383424"/>import &lt;ranges&gt;;<text:change-end text:change-id="ct94365889383424"/></text:p>
      <text:p text:style-name="P10"><text:change text:change-id="ct94365788734176"/><text:change-start text:change-id="ct94365934745344"/>import &lt;string&gt;;<text:change-end text:change-id="ct94365934745344"/><text:change-start text:change-id="ct94365855861760"/></text:p>
      <text:p text:style-name="P12">import &lt;string_view&gt;;<text:change-end text:change-id="ct94365855861760"/></text:p>
      <text:p text:style-name="Code"/>
      <text:p text:style-name="Code">/** Determine whether @p str is a<text:span text:style-name="T1"> </text:span>palindrome.</text:p>
      <text:p text:style-name="Code"><text:span text:style-name="T8"><text:s/></text:span>* Only letter characters are tested. Spaces and punctuation don't count.</text:p>
      <text:p text:style-name="Code"><text:span text:style-name="T8"><text:s/></text:span>* Empty strings are not palindromes because that's just too easy.</text:p>
      <text:p text:style-name="Code"><text:span text:style-name="T8"><text:s/></text:span>* @param str the string to test</text:p>
      <text:p text:style-name="Code"><text:span text:style-name="T8"><text:s/></text:span>* @return true if @p str is the same forward and backward</text:p>
      <text:p text:style-name="Code"><text:span text:style-name="T8"><text:s/></text:span>*/</text:p>
      <text:p text:style-name="P1">bool is_palindrome(std::string_view str)</text:p>
      <text:p text:style-name="P1">{</text:p>
      <text:p text:style-name="Code"><text:change text:change-id="ct94365855532000"/><office:annotation office:name="__Annotation__4484_675734725" loext:resolved="false"><dc:creator>Michael Thomas</dc:creator><dc:date>2020-03-10T17:36:23.140000000</dc:date><text:p text:style-name="P14"><text:span text:style-name="T24">This line generates an error.</text:span></text:p>
<text:p text:style-name="P14"><text:span text:style-name="T24"/></text:p>
<text:p text:style-name="P14"><text:span text:style-name="T24">'letters_only': the type for 'auto' cannot be deduced from an empty initializer</text:span></text:p>
</office:annotation><text:s text:c="2"/>auto letters_only{ str<office:annotation-end office:name="__Annotation__4484_675734725"/></text:p>
      <text:p text:style-name="Code"><text:s text:c="5"/>| std::views::filter(<text:span text:style-name="T12">[](char c) { return std::isalnum(c, std::locale{}); }</text:span>)</text:p>
      <text:p text:style-name="Code"><text:soft-page-break/><text:s text:c="5"/>| std::views::transform([](char c) { return std::tolower(c, std::locale{}); })</text:p>
      <text:p text:style-name="Code"><text:s text:c="2"/>};</text:p>
      <text:p text:style-name="Code"><text:s text:c="2"/>auto reversed{ letters_only | std::views::reverse<text:change text:change-id="ct94365861683936"/> };</text:p>
      <text:p text:style-name="Code"><text:s text:c="2"/>return std::ranges::equal(letters_only<text:change text:change-id="ct94365928252432"/>, reversed);</text:p>
      <text:p text:style-name="P1">}</text:p>
      <text:p text:style-name="P1"/>
      <text:p text:style-name="Code">int main()</text:p>
      <text:p text:style-name="Code">{</text:p>
      <text:p text:style-name="Code"><text:span text:style-name="T8"><text:s text:c="2"/></text:span>std::locale::global(std::locale{""});</text:p>
      <text:p text:style-name="Code"><text:span text:style-name="T8"><text:s text:c="2"/></text:span>std::cin.imbue(std::locale{});</text:p>
      <text:p text:style-name="Code"><text:span text:style-name="T8"><text:s text:c="2"/></text:span>std::cout.imbue(std::locale{});</text:p>
      <text:p text:style-name="Code"/>
      <text:p text:style-name="Code"><text:span text:style-name="T8"><text:s text:c="2"/></text:span>std::string line{};</text:p>
      <text:p text:style-name="Code"><text:span text:style-name="T8"><text:s text:c="2"/></text:span>while (std::getline(std::cin, line))</text:p>
      <text:p text:style-name="Code"><text:span text:style-name="T8"><text:s text:c="4"/></text:span>if (is_palindrome(line))</text:p>
      <text:p text:style-name="Code"><text:span text:style-name="T8"><text:s text:c="6"/></text:span>std::cout &lt;&lt; line &lt;&lt; '\n';</text:p>
      <text:p text:style-name="Code">}</text:p>
      <text:p text:style-name="Body_20_Text_20_Cont">By now, you may have grown accustomed to seeing the same function in multiple forms, such as <text:span text:style-name="Code_20_Inline"><text:span text:style-name="T3">sort()</text:span></text:span><text:span text:style-name="T13"> with or without an explicit predicate</text:span>. Using one name for more than one function is called <text:span text:style-name="Emphasis"><text:span text:style-name="T10">overloading</text:span></text:span><text:alphabetical-index-mark text:string-value="overloading" text:key1="Unnamed functions"/>. This is the subject of the next Exploration.</text:p>
      <text:p text:style-name="Body_20_Text_20_Cont"><text:bookmark-end text:name="retur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Utopia-Italic" svg:font-family="Utopia-Italic, 'MS Mincho'" style:font-pitch="variable"/>
    <style:font-face style:name="Utopia" svg:font-family="Utopia, 'MS Mincho'" style:font-pitch="variable"/>
    <style:font-face style:name="ZapfDingbats" svg:font-family="ZapfDingbats" style:font-family-generic="decorative" style:font-pitch="variable"/>
    <style:font-face style:name="TheSansMonoConNormal2"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1"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1"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1" fo:font-family="Utopia" style:font-family-generic="roman" style:font-pitch="variable" fo:language="zxx" fo:country="none" fo:font-style="italic" style:language-asian="zxx" style:country-asian="none" style:font-style-asian="italic" style:font-name-complex="Utopia1"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 fo:font-family="Utopia, 'MS Mincho'"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 style:font-family-complex="Utopia, 'MS Mincho'" style:font-pitch-complex="variable" style:font-size-complex="10pt" style:language-complex="ar" style:country-complex="SA" fo:hyphenate="false" fo:hyphenation-remain-char-count="2" fo:hyphenation-push-char-count="2" loext:hyphenation-no-caps="false"/>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1" fo:font-family="Utopia" style:font-family-generic="roman" style:font-pitch="variable" fo:font-size="12pt" fo:font-style="italic" style:font-size-asian="12pt" style:font-style-asian="italic" style:font-name-complex="Utopia1"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1" fo:font-family="Utopia" style:font-family-generic="roman" style:font-pitch="variable" fo:font-size="9pt" fo:font-style="italic" style:font-size-asian="9pt" style:font-style-asian="italic" style:font-name-complex="Utopia1"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1" fo:font-family="Utopia" style:font-family-generic="roman" style:font-pitch="variable" fo:font-size="10pt" fo:font-style="italic" style:font-size-asian="10pt" style:font-style-asian="italic" style:font-name-complex="Utopia1"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1" fo:font-family="Utopia" style:font-family-generic="roman" style:font-pitch="variable" style:font-name-complex="Utopia1"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1" fo:font-family="Utopia" style:font-family-generic="roman" style:font-pitch="variable" style:font-name-complex="Utopia1"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1" fo:font-family="Utopia" style:font-family-generic="roman" style:font-pitch="variable" fo:font-size="11pt" style:font-size-asian="11pt" style:font-name-complex="Utopia1"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soli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1"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1"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lorful_20_Grid_20_-_20_Accent_20_11" style:display-name="Colorful Grid - Accent 1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Colorful_20_Shading_20_-_20_Accent_20_11" style:display-name="Colorful Shading - Accent 11"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ormal_20__28_Web_29_" style:display-name="Normal (Web)" style:family="paragraph" style:parent-style-name="Standard">
      <style:paragraph-properties fo:margin-top="0.1945in" fo:margin-bottom="0.1945in" loext:contextual-spacing="false"/>
      <style:text-properties style:font-name="Times" fo:font-family="Times" style:font-family-generic="roman" style:font-pitch="variable" fo:font-size="10pt" fo:language="en" fo:country="GB" style:font-size-asian="10pt" style:font-name-complex="Times" style:font-family-complex="Times" style:font-family-generic-complex="roman" style:font-pitch-complex="variable"/>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1" fo:font-family="Utopia" style:font-family-generic="roman" style:font-pitch="variable" fo:font-size="10pt" fo:letter-spacing="-0.0043in" style:font-size-asian="10pt" style:font-name-complex="Utopia1"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1"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1"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1"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1"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2z0" style:family="text"/>
    <style:style style:name="WW8Num12z1" style:family="text"/>
    <style:style style:name="WW8Num12z2"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2zfalse" style:family="text"/>
    <style:style style:name="WW8Num2ztru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1"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1583in" fo:margin-left="0in" fo:margin-right="0in" fo:margin-top="0.1193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08T00:07:00</meta:creation-date>
    <dc:creator>Ray Lischner</dc:creator>
    <dc:date>2020-05-06T13:45:56.115209818</dc:date>
    <meta:print-date>2009-03-19T10:05:00</meta:print-date>
    <meta:editing-cycles>26</meta:editing-cycles>
    <meta:editing-duration>PT8H52M43S</meta:editing-duration>
    <meta:generator>LibreOffice/6.4.2.2$Linux_X86_64 LibreOffice_project/40$Build-2</meta:generator>
    <meta:document-statistic meta:table-count="0" meta:image-count="0" meta:object-count="0" meta:page-count="9" meta:paragraph-count="181" meta:word-count="1891" meta:character-count="12315" meta:non-whitespace-character-count="10382"/>
    <meta:user-defined meta:name="Chapter Number">24</meta:user-defined>
    <meta:user-defined meta:name="ContentType">Document</meta:user-defined>
  </office:meta>
</office:document-meta>
</file>